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Replacements/Object 29" manifest:media-type=""/>
  <manifest:file-entry manifest:full-path="ObjectReplacements/Object 1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
  <manifest:file-entry manifest:full-path="ObjectReplacements/Object 50" manifest:media-type=""/>
  <manifest:file-entry manifest:full-path="ObjectReplacements/Object 60" manifest:media-type=""/>
  <manifest:file-entry manifest:full-path="ObjectReplacements/Object 41" manifest:media-type=""/>
  <manifest:file-entry manifest:full-path="ObjectReplacements/Object 51" manifest:media-type=""/>
  <manifest:file-entry manifest:full-path="ObjectReplacements/Object 61" manifest:media-type=""/>
  <manifest:file-entry manifest:full-path="ObjectReplacements/Object 42" manifest:media-type=""/>
  <manifest:file-entry manifest:full-path="ObjectReplacements/Object 62" manifest:media-type=""/>
  <manifest:file-entry manifest:full-path="ObjectReplacements/Object 52" manifest:media-type=""/>
  <manifest:file-entry manifest:full-path="ObjectReplacements/Object 43" manifest:media-type=""/>
  <manifest:file-entry manifest:full-path="ObjectReplacements/Object 53" manifest:media-type=""/>
  <manifest:file-entry manifest:full-path="ObjectReplacements/Object 44" manifest:media-type=""/>
  <manifest:file-entry manifest:full-path="ObjectReplacements/Object 54" manifest:media-type=""/>
  <manifest:file-entry manifest:full-path="ObjectReplacements/Object 20" manifest:media-type=""/>
  <manifest:file-entry manifest:full-path="ObjectReplacements/Object 45" manifest:media-type="application/x-openoffice-gdimetafile;windows_formatname=&quot;GDIMetaFile&quot;"/>
  <manifest:file-entry manifest:full-path="ObjectReplacements/Object 30" manifest:media-type=""/>
  <manifest:file-entry manifest:full-path="ObjectReplacements/Object 55" manifest:media-type="application/x-openoffice-gdimetafile;windows_formatname=&quot;GDIMetaFile&quot;"/>
  <manifest:file-entry manifest:full-path="ObjectReplacements/Object 8" manifest:media-type=""/>
  <manifest:file-entry manifest:full-path="ObjectReplacements/Object 16" manifest:media-type=""/>
  <manifest:file-entry manifest:full-path="ObjectReplacements/Object 26" manifest:media-type=""/>
  <manifest:file-entry manifest:full-path="ObjectReplacements/Object 11" manifest:media-type="application/x-openoffice-gdimetafile;windows_formatname=&quot;GDIMetaFile&quot;"/>
  <manifest:file-entry manifest:full-path="ObjectReplacements/Object 36" manifest:media-type=""/>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 manifest:media-type=""/>
  <manifest:file-entry manifest:full-path="ObjectReplacements/Object 2" manifest:media-type=""/>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settings.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1" svg:font-family="Times" style:font-family-generic="system" style:font-pitch="variable"/>
  </office:font-face-decls>
  <office:automatic-styles>
    <style:style style:name="P1"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loext:graphic-properties draw:fill-color="#ffffff"/>
      <style:paragraph-properties fo:margin-left="0in" fo:margin-right="0in" fo:margin-top="0in" fo:margin-bottom="0.0693in" loext:contextual-spacing="false" fo:line-height="115%" fo:text-align="justify" style:justify-single-word="false" fo:keep-together="auto" fo:orphans="0" fo:widows="0" fo:text-indent="0in" style:auto-text-indent="false" fo:padding="0in" fo:border="none" fo:keep-with-next="auto"/>
    </style:style>
    <style:style style:name="P3" style:family="paragraph" style:parent-style-name="Standard">
      <loext:graphic-properties draw:fill-color="#ffffff"/>
      <style:paragraph-properties fo:margin-left="0in" fo:margin-right="0in" fo:margin-top="0in" fo:margin-bottom="0.0693in" loext:contextual-spacing="false" fo:line-height="115%" fo:text-align="justify" style:justify-single-word="false" fo:keep-together="auto" fo:orphans="0" fo:widows="0" fo:text-indent="0in" style:auto-text-indent="false" fo:padding="0in" fo:border="none" fo:keep-with-next="auto"/>
      <style:text-properties style:font-name="Times" fo:font-size="12pt" style:font-name-asian="Times1" style:font-size-asian="12pt" style:font-name-complex="Times1" style:font-size-complex="12pt"/>
    </style:style>
    <style:style style:name="P4"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Times" fo:font-size="12pt" style:font-name-asian="Times1" style:font-size-asian="12pt" style:font-name-complex="Times1" style:font-size-complex="12pt"/>
    </style:style>
    <style:style style:name="P5" style:family="paragraph" style:parent-style-name="Standard" style:master-page-name="Standard">
      <loext:graphic-properties draw:fill-color="#ffffff"/>
      <style:paragraph-properties fo:margin-left="0in" fo:margin-right="0in" fo:margin-top="0in" fo:margin-bottom="0.0693in" loext:contextual-spacing="false" fo:line-height="115%" fo:text-align="center" style:justify-single-word="false" fo:keep-together="auto" fo:orphans="0" fo:widows="0" fo:text-indent="0in" style:auto-text-indent="false" style:page-number="1" fo:padding="0in" fo:border="none" fo:keep-with-next="auto"/>
    </style:style>
    <style:style style:name="P6" style:family="paragraph" style:parent-style-name="Standard" style:list-style-name="WWNum1">
      <loext:graphic-properties draw:fill-color="#ffffff"/>
      <style:paragraph-properties fo:margin-left="0.5in" fo:margin-right="0in" fo:margin-top="0in" fo:margin-bottom="0.0693in" loext:contextual-spacing="true" fo:line-height="115%" fo:text-align="justify" style:justify-single-word="false" fo:keep-together="auto" fo:orphans="0" fo:widows="0" fo:text-indent="-0.25in" style:auto-text-indent="false" fo:padding="0in" fo:border="none" fo:keep-with-next="auto"/>
    </style:style>
    <style:style style:name="P7" style:family="paragraph" style:parent-style-name="Standard">
      <loext:graphic-properties draw:fill-color="#ffffff"/>
      <style:paragraph-properties fo:margin-left="0.5in" fo:margin-right="0in" fo:margin-top="0in" fo:margin-bottom="0.0693in" loext:contextual-spacing="false" fo:line-height="115%" fo:text-align="justify" style:justify-single-word="false" fo:keep-together="auto" fo:orphans="0" fo:widows="0" fo:text-indent="0in" style:auto-text-indent="false" fo:padding="0in" fo:border="none" fo:keep-with-next="auto"/>
    </style:style>
    <style:style style:name="P8" style:family="paragraph" style:parent-style-name="Standard">
      <loext:graphic-properties draw:fill-color="#ffffff"/>
      <style:paragraph-properties fo:margin-left="0.5in" fo:margin-right="0in" fo:margin-top="0in" fo:margin-bottom="0.0693in" loext:contextual-spacing="false" fo:line-height="115%" fo:text-align="justify" style:justify-single-word="false" fo:keep-together="auto" fo:orphans="0" fo:widows="0" fo:text-indent="0in" style:auto-text-indent="false" fo:padding="0in" fo:border="none" fo:keep-with-next="auto"/>
      <style:text-properties style:font-name="Times" fo:font-size="12pt" style:font-name-asian="Times1" style:font-size-asian="12pt" style:font-name-complex="Times1" style:font-size-complex="12pt"/>
    </style:style>
    <style:style style:name="P9" style:family="paragraph" style:parent-style-name="Standard">
      <style:paragraph-properties fo:margin-left="0.5in" fo:margin-right="0in" fo:margin-top="0in" fo:margin-bottom="0.0693in" loext:contextual-spacing="false" fo:line-height="100%" fo:text-align="justify" style:justify-single-word="false" fo:orphans="0" fo:widows="0" fo:text-indent="0in" style:auto-text-indent="false"/>
    </style:style>
    <style:style style:name="P10" style:family="paragraph" style:parent-style-name="Standard">
      <style:paragraph-properties fo:margin-left="0.5in" fo:margin-right="0in" fo:margin-top="0in" fo:margin-bottom="0.0693in" loext:contextual-spacing="false" fo:line-height="100%" fo:text-align="justify" style:justify-single-word="false" fo:orphans="0" fo:widows="0" fo:text-indent="0in" style:auto-text-indent="false"/>
      <style:text-properties style:font-name="Times" fo:font-size="12pt" style:font-name-asian="Times1" style:font-size-asian="12pt" style:font-name-complex="Times1" style:font-size-complex="12pt"/>
    </style:style>
    <style:style style:name="P11" style:family="paragraph" style:parent-style-name="Standard">
      <style:paragraph-properties fo:margin-left="0in" fo:margin-right="0in" fo:margin-top="0in" fo:margin-bottom="0.0693in" loext:contextual-spacing="false" fo:line-height="100%" fo:text-align="justify" style:justify-single-word="false" fo:orphans="0" fo:widows="0" fo:text-indent="0in" style:auto-text-indent="false"/>
      <style:text-properties style:font-name="Times" fo:font-size="12pt" style:font-name-asian="Times1" style:font-size-asian="12pt" style:font-name-complex="Times1" style:font-size-complex="12pt"/>
    </style:style>
    <style:style style:name="P12" style:family="paragraph" style:parent-style-name="Standard">
      <style:paragraph-properties fo:margin-top="0in" fo:margin-bottom="0.0693in" loext:contextual-spacing="false" fo:line-height="100%" fo:orphans="0" fo:widows="0"/>
    </style:style>
    <style:style style:name="P13" style:family="paragraph" style:parent-style-name="Standard">
      <style:paragraph-properties fo:margin-top="0in" fo:margin-bottom="0.0693in" loext:contextual-spacing="false" fo:line-height="100%" fo:orphans="0" fo:widows="0"/>
      <style:text-properties style:font-name="Times" fo:font-size="12pt" style:font-name-asian="Times1" style:font-size-asian="12pt" style:font-name-complex="Times1" style:font-size-complex="12pt"/>
    </style:style>
    <style:style style:name="T1" style:family="text">
      <style:text-properties style:font-name="Times" fo:font-size="24pt" style:font-name-asian="Times1" style:font-size-asian="24pt" style:font-name-complex="Times1" style:font-size-complex="24pt"/>
    </style:style>
    <style:style style:name="T2" style:family="text">
      <style:text-properties style:font-name="Times" fo:font-size="12pt" style:font-name-asian="Times1" style:font-size-asian="12pt" style:font-name-complex="Times1" style:font-size-complex="12pt"/>
    </style:style>
    <style:style style:name="T3" style:family="text">
      <style:text-properties style:font-name="Times" fo:font-size="12pt" fo:font-weight="bold" style:font-name-asian="Times1" style:font-size-asian="12pt" style:font-weight-asian="bold" style:font-name-complex="Times1" style:font-size-complex="12pt"/>
    </style:style>
    <style:style style:name="T4" style:family="text">
      <style:text-properties style:font-name="Times" fo:font-size="12pt" style:text-underline-style="none" fo:font-weight="bold" style:font-name-asian="Times1" style:font-size-asian="12pt" style:font-weight-asian="bold" style:font-name-complex="Times1" style:font-size-complex="12pt"/>
    </style:style>
    <style:style style:name="T5" style:family="text">
      <style:text-properties style:font-name="Times" style:font-name-asian="Times1" style:font-name-complex="Times1"/>
    </style:style>
    <style:style style:name="T6" style:family="text">
      <style:text-properties fo:font-variant="normal" fo:text-transform="none" fo:color="#000000" style:text-line-through-style="none" style:text-line-through-type="none" style:text-position="0% 100%" style:font-name="Times" fo:font-size="17pt" fo:font-style="normal" style:text-underline-style="none" fo:font-weight="normal" fo:background-color="transparent" loext:char-shading-value="0" style:font-name-asian="Times1" style:font-size-asian="17pt" style:font-style-asian="normal" style:font-weight-asian="normal" style:font-name-complex="Times1" style:font-size-complex="17pt"/>
    </style:style>
    <style:style style:name="T7" style:family="text">
      <style:text-properties fo:font-variant="normal" fo:text-transform="none" fo:color="#000000" style:text-line-through-style="none" style:text-line-through-type="none" style:text-position="0% 100%" style:font-name="Times" fo:font-size="12pt" fo:font-style="normal" style:text-underline-style="none" fo:font-weight="normal" fo:background-color="transparent" loext:char-shading-value="0" style:font-name-asian="Times1" style:font-size-asian="12pt" style:font-style-asian="normal" style:font-weight-asian="normal" style:font-name-complex="Times1" style:font-size-complex="12pt"/>
    </style:style>
    <style:style style:name="T8" style:family="text">
      <style:text-properties fo:font-variant="normal" fo:text-transform="none" fo:color="#000000" style:text-line-through-style="none" style:text-line-through-type="none" style:text-position="0% 100%" style:font-name="Times" fo:font-size="12pt" fo:font-style="normal" style:text-underline-style="none" fo:font-weight="bold" fo:background-color="transparent" loext:char-shading-value="0" style:font-name-asian="Times1" style:font-size-asian="12pt" style:font-style-asian="normal" style:font-weight-asian="bold" style:font-name-complex="Times1" style:font-size-complex="12pt"/>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ssignment 2 - Konrad Wisniewski - 10135143</text:span></text:p>
      <text:p text:style-name="P1"><text:span text:style-name="T6">Question 2: Kerberos Forward Secrecy (20 points)</text:span></text:p>
      <text:p text:style-name="P1"><text:span text:style-name="T8">1. What are the long-term secrets in Kerberos?</text:span></text:p>
      <text:p text:style-name="P1"><text:span text:style-name="T2">The </text:span><text:span text:style-name="T3">Client Key</text:span><text:span text:style-name="T2"> (</text:span><draw:frame draw:style-name="fr1" text:anchor-type="as-char" svg:width="0.2098in" svg:height="0.2091in" draw:z-index="0"><draw:object xlink:href="./Object 2" xlink:type="simple" xlink:show="embed" xlink:actuate="onLoad"/><draw:image xlink:href="./ObjectReplacements/Object 2" xlink:type="simple" xlink:show="embed" xlink:actuate="onLoad"/></draw:frame><text:span text:style-name="T2">) is a long-term key of client C that is derived from the user's password. It is usually hashed and salted.</text:span></text:p>
      <text:p text:style-name="P1"><text:span text:style-name="T2">The </text:span><text:span text:style-name="T3">Ticket Granting Service</text:span><text:span text:style-name="T2"> </text:span><text:span text:style-name="T3">Key</text:span><text:span text:style-name="T2"> (</text:span><draw:frame draw:style-name="fr1" text:anchor-type="as-char" svg:width="0.4882in" svg:height="0.2091in" draw:z-index="1"><draw:object xlink:href="./Object 4" xlink:type="simple" xlink:show="embed" xlink:actuate="onLoad"/><draw:image xlink:href="./ObjectReplacements/Object 4" xlink:type="simple" xlink:show="embed" xlink:actuate="onLoad"/></draw:frame><text:span text:style-name="T2">) is a long-term key of the TGS that is known by Authentication Service and Ticket Granting Service.</text:span></text:p>
      <text:p text:style-name="P1"><text:span text:style-name="T2">The </text:span><text:span text:style-name="T3">Key for Service S </text:span><text:span text:style-name="T2">(</text:span><draw:frame draw:style-name="fr1" text:anchor-type="as-char" svg:width="0.4209in" svg:height="0.2091in" draw:z-index="2"><draw:object xlink:href="./Object 6" xlink:type="simple" xlink:show="embed" xlink:actuate="onLoad"/><draw:image xlink:href="./ObjectReplacements/Object 6" xlink:type="simple" xlink:show="embed" xlink:actuate="onLoad"/></draw:frame><text:span text:style-name="T2">) is a long-term key of network service S. This service could be a something like a printer. </text:span><draw:frame draw:style-name="fr1" text:anchor-type="as-char" svg:width="0.4209in" svg:height="0.2091in" draw:z-index="3"><draw:object xlink:href="./Object 8" xlink:type="simple" xlink:show="embed" xlink:actuate="onLoad"/><draw:image xlink:href="./ObjectReplacements/Object 8" xlink:type="simple" xlink:show="embed" xlink:actuate="onLoad"/></draw:frame><text:span text:style-name="T2">is known to the the service S and the Ticket Granting Service. Each service has its own key.</text:span></text:p>
      <text:p text:style-name="P1"><text:span text:style-name="T8">2. What are the short-term secrets in Kerberos?</text:span></text:p>
      <text:p text:style-name="P1"><text:span text:style-name="T3">(</text:span><draw:frame draw:style-name="fr1" text:anchor-type="as-char" svg:width="0.4362in" svg:height="0.2091in" draw:z-index="4"><draw:object xlink:href="./Object 10" xlink:type="simple" xlink:show="embed" xlink:actuate="onLoad"/><draw:image xlink:href="./ObjectReplacements/Object 10" xlink:type="simple" xlink:show="embed" xlink:actuate="onLoad"/></draw:frame><text:span text:style-name="T3">): </text:span><text:span text:style-name="T2">This is a short-term session key between the Client and the Ticket Granting Service. It is created by Key distribution service and used by the Client and Ticket Granting Service.</text:span></text:p>
      <text:p text:style-name="P1"><text:span text:style-name="T3">(</text:span><draw:frame draw:style-name="fr1" text:anchor-type="as-char" svg:width="0.3126in" svg:height="0.2091in" draw:z-index="5"><draw:object xlink:href="./Object 12" xlink:type="simple" xlink:show="embed" xlink:actuate="onLoad"/><draw:image xlink:href="./ObjectReplacements/Object 12" xlink:type="simple" xlink:show="embed" xlink:actuate="onLoad"/></draw:frame><text:span text:style-name="T3">): </text:span><text:span text:style-name="T2">This is a short-term session key between the Client and the Service S. It is created by Ticket Granting Services and known to the Client and Ticket Granting Service.</text:span></text:p>
      <text:p text:style-name="P2"><text:span text:style-name="T8">3. For each secret (long-term and short-term), assume that the secret is leaked to a passive adversary who has previously recorded all network traffic. What new information does this adversary learn that was not already known?</text:span></text:p>
      <text:list xml:id="list3970772707" text:style-name="WWNum1">
        <text:list-item>
          <text:p text:style-name="P6"><draw:frame draw:style-name="fr1" text:anchor-type="as-char" svg:width="0.2098in" svg:height="0.2091in" draw:z-index="6"><draw:object xlink:href="./Object 14" xlink:type="simple" xlink:show="embed" xlink:actuate="onLoad"/><draw:image xlink:href="./ObjectReplacements/Object 14" xlink:type="simple" xlink:show="embed" xlink:actuate="onLoad"/></draw:frame><text:span text:style-name="T3"><text:s/>Leaked</text:span></text:p>
        </text:list-item>
      </text:list>
      <text:p text:style-name="P7"><text:span text:style-name="T2">The adversary will be able to decrypt the communication between the Client and the authentication service. They will be able to learn </text:span><draw:frame draw:style-name="fr1" text:anchor-type="as-char" svg:width="0.4362in" svg:height="0.2091in" draw:z-index="7"><draw:object xlink:href="./Object 16" xlink:type="simple" xlink:show="embed" xlink:actuate="onLoad"/><draw:image xlink:href="./ObjectReplacements/Object 16" xlink:type="simple" xlink:show="embed" xlink:actuate="onLoad"/></draw:frame><text:span text:style-name="T2">since it is encrypted with </text:span><draw:frame draw:style-name="fr1" text:anchor-type="as-char" svg:width="0.2098in" svg:height="0.2091in" draw:z-index="8"><draw:object xlink:href="./Object 18" xlink:type="simple" xlink:show="embed" xlink:actuate="onLoad"/><draw:image xlink:href="./ObjectReplacements/Object 18" xlink:type="simple" xlink:show="embed" xlink:actuate="onLoad"/></draw:frame><text:span text:style-name="T2">. </text:span></text:p>
      <text:list xml:id="list131244547157332" text:continue-numbering="true" text:style-name="WWNum1">
        <text:list-item>
          <text:p text:style-name="P6"><draw:frame draw:style-name="fr1" text:anchor-type="as-char" svg:width="0.4882in" svg:height="0.2091in" draw:z-index="9"><draw:object xlink:href="./Object 20" xlink:type="simple" xlink:show="embed" xlink:actuate="onLoad"/><draw:image xlink:href="./ObjectReplacements/Object 20" xlink:type="simple" xlink:show="embed" xlink:actuate="onLoad"/></draw:frame><text:span text:style-name="T3">Leaked</text:span></text:p>
        </text:list-item>
      </text:list>
      <text:p text:style-name="P7"><text:span text:style-name="T2">The adversary will be able to read the ticket for the Ticket Granting Service. This grants them all the information inside the ticket including </text:span><draw:frame draw:style-name="fr1" text:anchor-type="as-char" svg:width="0.4362in" svg:height="0.2091in" draw:z-index="10"><draw:object xlink:href="./Object 22" xlink:type="simple" xlink:show="embed" xlink:actuate="onLoad"/><draw:image xlink:href="./ObjectReplacements/Object 22" xlink:type="simple" xlink:show="embed" xlink:actuate="onLoad"/></draw:frame><text:span text:style-name="T2">.</text:span></text:p>
      <text:list xml:id="list131244875793069" text:continue-numbering="true" text:style-name="WWNum1">
        <text:list-item>
          <text:p text:style-name="P6"><draw:frame draw:style-name="fr1" text:anchor-type="as-char" svg:width="0.4209in" svg:height="0.2091in" draw:z-index="11"><draw:object xlink:href="./Object 24" xlink:type="simple" xlink:show="embed" xlink:actuate="onLoad"/><draw:image xlink:href="./ObjectReplacements/Object 24" xlink:type="simple" xlink:show="embed" xlink:actuate="onLoad"/></draw:frame><text:span text:style-name="T3"><text:s/>Leaked</text:span></text:p>
        </text:list-item>
      </text:list>
      <text:p text:style-name="P7"><text:span text:style-name="T2">The adversary will be able to read the ticket sent from the Ticket Granting Service to access the Service S. This grants them all the information inside the ticket including </text:span><draw:frame draw:style-name="fr1" text:anchor-type="as-char" svg:width="0.3126in" svg:height="0.2091in" draw:z-index="12"><draw:object xlink:href="./Object 26" xlink:type="simple" xlink:show="embed" xlink:actuate="onLoad"/><draw:image xlink:href="./ObjectReplacements/Object 26" xlink:type="simple" xlink:show="embed" xlink:actuate="onLoad"/></draw:frame><text:span text:style-name="T2">.</text:span></text:p>
      <text:p text:style-name="P8"/>
      <text:list xml:id="list131244436696750" text:continue-numbering="true" text:style-name="WWNum1">
        <text:list-item>
          <text:p text:style-name="P6"><draw:frame draw:style-name="fr1" text:anchor-type="as-char" svg:width="0.4362in" svg:height="0.2091in" draw:z-index="13"><draw:object xlink:href="./Object 28" xlink:type="simple" xlink:show="embed" xlink:actuate="onLoad"/><draw:image xlink:href="./ObjectReplacements/Object 28" xlink:type="simple" xlink:show="embed" xlink:actuate="onLoad"/></draw:frame><text:span text:style-name="T3"><text:s/>Leaked</text:span></text:p>
        </text:list-item>
      </text:list>
      <text:p text:style-name="P9"><text:span text:style-name="T2">The adversary will be able to decrypt the communication between the Client and the Ticket Granting Service. They will be able to learn </text:span><draw:frame draw:style-name="fr1" text:anchor-type="as-char" svg:width="0.3126in" svg:height="0.2091in" draw:z-index="14"><draw:object xlink:href="./Object 30" xlink:type="simple" xlink:show="embed" xlink:actuate="onLoad"/><draw:image xlink:href="./ObjectReplacements/Object 30" xlink:type="simple" xlink:show="embed" xlink:actuate="onLoad"/></draw:frame><text:span text:style-name="T2">since it is encrypted with </text:span><draw:frame draw:style-name="fr1" text:anchor-type="as-char" svg:width="0.4362in" svg:height="0.2091in" draw:z-index="15"><draw:object xlink:href="./Object 32" xlink:type="simple" xlink:show="embed" xlink:actuate="onLoad"/><draw:image xlink:href="./ObjectReplacements/Object 32" xlink:type="simple" xlink:show="embed" xlink:actuate="onLoad"/></draw:frame><text:span text:style-name="T2">. </text:span></text:p>
      <text:p text:style-name="P10"><text:soft-page-break/></text:p>
      <text:list xml:id="list131244618915572" text:continue-numbering="true" text:style-name="WWNum1">
        <text:list-item>
          <text:p text:style-name="P6"><text:span text:style-name="T3">(</text:span><draw:frame draw:style-name="fr1" text:anchor-type="as-char" svg:width="0.3126in" svg:height="0.2091in" draw:z-index="16"><draw:object xlink:href="./Object 34" xlink:type="simple" xlink:show="embed" xlink:actuate="onLoad"/><draw:image xlink:href="./ObjectReplacements/Object 34" xlink:type="simple" xlink:show="embed" xlink:actuate="onLoad"/></draw:frame><text:span text:style-name="T3">)Leaked</text:span></text:p>
        </text:list-item>
      </text:list>
      <text:p text:style-name="P9"><text:span text:style-name="T2">The adversary will be able to decrypt the communication between the Client and the Service he is trying to reach (ie a printer). They will learn the data that they are sharing for that particular session. This could be a confidential document that the user wants to print.</text:span></text:p>
      <text:p text:style-name="P11"/>
      <text:p text:style-name="P2"><text:span text:style-name="T2">For the short term secrets, the adversary will only get data sent between the client and the service for the particular session that the short term key was used. Knowing a higher level secret reveals information about lower level secrets and knowing </text:span><draw:frame draw:style-name="fr1" text:anchor-type="as-char" svg:width="0.2098in" svg:height="0.2091in" draw:z-index="17"><draw:object xlink:href="./Object 36" xlink:type="simple" xlink:show="embed" xlink:actuate="onLoad"/><draw:image xlink:href="./ObjectReplacements/Object 36" xlink:type="simple" xlink:show="embed" xlink:actuate="onLoad"/></draw:frame><text:span text:style-name="T2">lets you reveal all other secrets for past sessions. This means that Kerberos does not have forward secrecy.</text:span></text:p>
      <text:p text:style-name="P3"/>
      <text:p text:style-name="P1"><text:span text:style-name="T8">4. Explain why Kerberos does not have forward secrecy. Be specific about what data</text:span></text:p>
      <text:p text:style-name="P1"><text:span text:style-name="T8">needs to be compromised and what the consequences of it are.</text:span></text:p>
      <text:p text:style-name="P1"><text:span text:style-name="T2">Forward secrecy means that if all the data is recorded, past sessions are not revealed by future compromises of keys. Forward secrecy can be achieved by generating a unique session key for every user session. This means that the compromise of a single session key should not reveal any data unrelated to the data exchanged in the specific session protected by that particular key.</text:span></text:p>
      <text:p text:style-name="P1"><text:span text:style-name="T2">Kerberos is built for speed and therefore does not implement forward secrecy. If</text:span><draw:frame draw:style-name="fr1" text:anchor-type="as-char" svg:width="0.2098in" svg:height="0.2091in" draw:z-index="18"><draw:object xlink:href="./Object 38" xlink:type="simple" xlink:show="embed" xlink:actuate="onLoad"/><draw:image xlink:href="./ObjectReplacements/Object 38" xlink:type="simple" xlink:show="embed" xlink:actuate="onLoad"/></draw:frame><text:span text:style-name="T2">is leaked</text:span><text:span text:style-name="T5">, all past interactions would be at risk of decryption.</text:span></text:p>
      <text:p text:style-name="P1">From question 3, you can see that knowing <draw:frame draw:style-name="fr1" text:anchor-type="as-char" svg:width="0.2098in" svg:height="0.2091in" draw:z-index="19"><draw:object xlink:href="./Object 40" xlink:type="simple" xlink:show="embed" xlink:actuate="onLoad"/><draw:image xlink:href="./ObjectReplacements/Object 40" xlink:type="simple" xlink:show="embed" xlink:actuate="onLoad"/></draw:frame><text:span text:style-name="T2">reveals </text:span><draw:frame draw:style-name="fr1" text:anchor-type="as-char" svg:width="0.4362in" svg:height="0.2091in" draw:z-index="20"><draw:object xlink:href="./Object 42" xlink:type="simple" xlink:show="embed" xlink:actuate="onLoad"/><draw:image xlink:href="./ObjectReplacements/Object 42" xlink:type="simple" xlink:show="embed" xlink:actuate="onLoad"/></draw:frame><text:span text:style-name="T2">. If the adversary knows</text:span><text:span text:style-name="T3"> </text:span><draw:frame draw:style-name="fr1" text:anchor-type="as-char" svg:width="0.4362in" svg:height="0.2091in" draw:z-index="21"><draw:object xlink:href="./Object 44" xlink:type="simple" xlink:show="embed" xlink:actuate="onLoad"/><draw:image xlink:href="./ObjectReplacements/Object 44" xlink:type="simple" xlink:show="embed" xlink:actuate="onLoad"/></draw:frame><text:span text:style-name="T2">, he can use it to decrypt data that contains</text:span><draw:frame draw:style-name="fr1" text:anchor-type="as-char" svg:width="0.3126in" svg:height="0.2091in" draw:z-index="22"><draw:object xlink:href="./Object 46" xlink:type="simple" xlink:show="embed" xlink:actuate="onLoad"/><draw:image xlink:href="./ObjectReplacements/Object 46" xlink:type="simple" xlink:show="embed" xlink:actuate="onLoad"/></draw:frame><text:span text:style-name="T2">. The adversary can that use </text:span><draw:frame draw:style-name="fr1" text:anchor-type="as-char" svg:width="0.3126in" svg:height="0.2091in" draw:z-index="23"><draw:object xlink:href="./Object 48" xlink:type="simple" xlink:show="embed" xlink:actuate="onLoad"/><draw:image xlink:href="./ObjectReplacements/Object 48" xlink:type="simple" xlink:show="embed" xlink:actuate="onLoad"/></draw:frame><text:span text:style-name="T2"><text:s/>to decrypt the confidential data that the client sends the printer. Since </text:span><draw:frame draw:style-name="fr1" text:anchor-type="as-char" svg:width="0.2098in" svg:height="0.2091in" draw:z-index="24"><draw:object xlink:href="./Object 50" xlink:type="simple" xlink:show="embed" xlink:actuate="onLoad"/><draw:image xlink:href="./ObjectReplacements/Object 50" xlink:type="simple" xlink:show="embed" xlink:actuate="onLoad"/></draw:frame><text:span text:style-name="T2">never changes, the adversary can decrypt all data that he has recorded. This means that Kerberos does not have forward secrecy.</text:span></text:p>
      <text:p text:style-name="P4"/>
      <text:p text:style-name="P4"/>
      <text:p text:style-name="P4"/>
      <text:p text:style-name="P2"><text:span text:style-name="T8">5. Augment Kerberos to have forward secrecy for the actual communication between Alice and Bob. You only need to specify the message sequences for the parts of the Kerberos protocol that you change (i.e., if Alice’s communication with the TGS is unchanged then you do not need to specify it).</text:span></text:p>
      <text:p text:style-name="P1"><text:span text:style-name="T2">Adding forward secrecy to Kerberos is as simple as integrating a Diffie Hellman key exchange during the initial communication between the user and the Authentication Server. The first two steps of Kerberos are modified while the rest stay the same.</text:span></text:p>
      <text:p text:style-name="P4"/>
      <text:p text:style-name="P1"><text:soft-page-break/><text:span text:style-name="T2">1. Client -&gt; Authentication Server: </text:span><draw:frame draw:style-name="fr1" text:anchor-type="as-char" svg:width="2.1898in" svg:height="0.2472in" draw:z-index="25"><draw:object xlink:href="./Object 52" xlink:type="simple" xlink:show="embed" xlink:actuate="onLoad"/><draw:image xlink:href="./ObjectReplacements/Object 52" xlink:type="simple" xlink:show="embed" xlink:actuate="onLoad"/></draw:frame></text:p>
      <text:p text:style-name="P12"><text:span text:style-name="T2">2. Authentication Server -&gt; Client: </text:span><draw:frame draw:style-name="fr1" text:anchor-type="as-char" svg:width="3.2563in" svg:height="0.2472in" draw:z-index="26"><draw:object xlink:href="./Object 54" xlink:type="simple" xlink:show="embed" xlink:actuate="onLoad"/><draw:image xlink:href="./ObjectReplacements/Object 54" xlink:type="simple" xlink:show="embed" xlink:actuate="onLoad"/></draw:frame></text:p>
      <text:p text:style-name="P12"><text:span text:style-name="T2">…</text:span></text:p>
      <text:p text:style-name="P12"><text:span text:style-name="T2">[Rest of Kerberos protocol here]</text:span></text:p>
      <text:p text:style-name="P13"/>
      <text:p text:style-name="P12"><text:span text:style-name="T2">Both parties now know </text:span><draw:frame draw:style-name="fr1" text:anchor-type="as-char" svg:width="0.1992in" svg:height="0.2075in" draw:z-index="27"><draw:object xlink:href="./Object 56" xlink:type="simple" xlink:show="embed" xlink:actuate="onLoad"/><draw:image xlink:href="./ObjectReplacements/Object 56" xlink:type="simple" xlink:show="embed" xlink:actuate="onLoad"/></draw:frame><text:span text:style-name="T3"><text:s/></text:span><text:span text:style-name="T2">and use it as </text:span><draw:frame draw:style-name="fr1" text:anchor-type="as-char" svg:width="0.4362in" svg:height="0.2091in" draw:z-index="28"><draw:object xlink:href="./Object 58" xlink:type="simple" xlink:show="embed" xlink:actuate="onLoad"/><draw:image xlink:href="./ObjectReplacements/Object 58" xlink:type="simple" xlink:show="embed" xlink:actuate="onLoad"/></draw:frame><text:span text:style-name="T2">. These two steps are repeated each time there is a new communication between the two parties. Kerberos now has forward secrecy since one leak of </text:span><draw:frame draw:style-name="fr1" text:anchor-type="as-char" svg:width="0.2098in" svg:height="0.2091in" draw:z-index="29"><draw:object xlink:href="./Object 60" xlink:type="simple" xlink:show="embed" xlink:actuate="onLoad"/><draw:image xlink:href="./ObjectReplacements/Object 60" xlink:type="simple" xlink:show="embed" xlink:actuate="onLoad"/></draw:frame><text:span text:style-name="T2">won't reveal all previous communications.</text:span></text:p>
      <text:p text:style-name="P12"><text:span text:style-name="T3">Legend:</text:span></text:p>
      <text:p text:style-name="P12"><text:span text:style-name="T2">TGS: The ticket granting service the client wants to reach</text:span></text:p>
      <text:p text:style-name="P12"><text:span text:style-name="T2">TGT: The ticket for the ticket granting service,</text:span><draw:frame draw:style-name="fr1" text:anchor-type="as-char" svg:width="2.6811in" svg:height="0.2236in" draw:z-index="30"><draw:object xlink:href="./Object 62" xlink:type="simple" xlink:show="embed" xlink:actuate="onLoad"/><draw:image xlink:href="./ObjectReplacements/Object 62" xlink:type="simple" xlink:show="embed" xlink:actuate="onLoad"/></draw:frame><text:span text:style-name="T2">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fo:font-family="Times"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31" meta:page-count="3" meta:paragraph-count="36" meta:word-count="784" meta:character-count="4547" meta:non-whitespace-character-count="3794"/>
    <meta:generator>LibreOffice/6.0.6.2$Linux_X86_64 LibreOffice_project/00$Build-2</meta:generator>
  </office:meta>
</office:document-meta>
</file>

<file path=Object 10/content.xml><?xml version="1.0" encoding="utf-8"?>
<math xmlns="http://www.w3.org/1998/Math/MathML" display="block">
  <semantics>
    <msub>
      <mi>K</mi>
      <mrow>
        <mi>C</mi>
        <mi>,</mi>
        <mi mathvariant="italic">TGS</mi>
      </mrow>
    </msub>
    <annotation encoding="StarMath 5.0">{K} rsub {C,TGS}</annotation>
  </semantics>
</math>
</file>

<file path=Object 12/content.xml><?xml version="1.0" encoding="utf-8"?>
<math xmlns="http://www.w3.org/1998/Math/MathML" display="block">
  <semantics>
    <msub>
      <mi>K</mi>
      <mrow>
        <mi>C</mi>
        <mi>,</mi>
        <mi>S</mi>
      </mrow>
    </msub>
    <annotation encoding="StarMath 5.0">{K} rsub {C,S}</annotation>
  </semantics>
</math>
</file>

<file path=Object 14/content.xml><?xml version="1.0" encoding="utf-8"?>
<math xmlns="http://www.w3.org/1998/Math/MathML" display="block">
  <semantics>
    <msub>
      <mi>K</mi>
      <mi>C</mi>
    </msub>
    <annotation encoding="StarMath 5.0">{K} rsub {C}</annotation>
  </semantics>
</math>
</file>

<file path=Object 16/content.xml><?xml version="1.0" encoding="utf-8"?>
<math xmlns="http://www.w3.org/1998/Math/MathML" display="block">
  <semantics>
    <msub>
      <mi>K</mi>
      <mrow>
        <mi>C</mi>
        <mi>,</mi>
        <mi mathvariant="italic">TGS</mi>
      </mrow>
    </msub>
    <annotation encoding="StarMath 5.0">{K} rsub {C,TGS}</annotation>
  </semantics>
</math>
</file>

<file path=Object 18/content.xml><?xml version="1.0" encoding="utf-8"?>
<math xmlns="http://www.w3.org/1998/Math/MathML" display="block">
  <semantics>
    <msub>
      <mi>K</mi>
      <mi>C</mi>
    </msub>
    <annotation encoding="StarMath 5.0">{K} rsub {C}</annotation>
  </semantics>
</math>
</file>

<file path=Object 2/content.xml><?xml version="1.0" encoding="utf-8"?>
<math xmlns="http://www.w3.org/1998/Math/MathML" display="block">
  <semantics>
    <msub>
      <mi>K</mi>
      <mi>C</mi>
    </msub>
    <annotation encoding="StarMath 5.0">{K} rsub {C}</annotation>
  </semantics>
</math>
</file>

<file path=Object 20/content.xml><?xml version="1.0" encoding="utf-8"?>
<math xmlns="http://www.w3.org/1998/Math/MathML" display="block">
  <semantics>
    <msub>
      <mi>K</mi>
      <mrow>
        <mi mathvariant="italic">AS</mi>
        <mi>,</mi>
        <mi mathvariant="italic">TGS</mi>
      </mrow>
    </msub>
    <annotation encoding="StarMath 5.0">{K} rsub {AS,TGS}</annotation>
  </semantics>
</math>
</file>

<file path=Object 22/content.xml><?xml version="1.0" encoding="utf-8"?>
<math xmlns="http://www.w3.org/1998/Math/MathML" display="block">
  <semantics>
    <msub>
      <mi>K</mi>
      <mrow>
        <mi>C</mi>
        <mi>,</mi>
        <mi mathvariant="italic">TGS</mi>
      </mrow>
    </msub>
    <annotation encoding="StarMath 5.0">{K} rsub {C,TGS}</annotation>
  </semantics>
</math>
</file>

<file path=Object 24/content.xml><?xml version="1.0" encoding="utf-8"?>
<math xmlns="http://www.w3.org/1998/Math/MathML" display="block">
  <semantics>
    <msub>
      <mi>K</mi>
      <mrow>
        <mi>S</mi>
        <mi>,</mi>
        <mi mathvariant="italic">TGS</mi>
      </mrow>
    </msub>
    <annotation encoding="StarMath 5.0">{K} rsub {S,TGS}</annotation>
  </semantics>
</math>
</file>

<file path=Object 26/content.xml><?xml version="1.0" encoding="utf-8"?>
<math xmlns="http://www.w3.org/1998/Math/MathML" display="block">
  <semantics>
    <msub>
      <mi>K</mi>
      <mrow>
        <mi>C</mi>
        <mi>,</mi>
        <mi>S</mi>
      </mrow>
    </msub>
    <annotation encoding="StarMath 5.0">{K} rsub {C,S}</annotation>
  </semantics>
</math>
</file>

<file path=Object 28/content.xml><?xml version="1.0" encoding="utf-8"?>
<math xmlns="http://www.w3.org/1998/Math/MathML" display="block">
  <semantics>
    <msub>
      <mi>K</mi>
      <mrow>
        <mi>C</mi>
        <mi>,</mi>
        <mi mathvariant="italic">TGS</mi>
      </mrow>
    </msub>
    <annotation encoding="StarMath 5.0">{K} rsub {C,TGS}</annotation>
  </semantics>
</math>
</file>

<file path=Object 30/content.xml><?xml version="1.0" encoding="utf-8"?>
<math xmlns="http://www.w3.org/1998/Math/MathML" display="block">
  <semantics>
    <msub>
      <mi>K</mi>
      <mrow>
        <mi>C</mi>
        <mi>,</mi>
        <mi>S</mi>
      </mrow>
    </msub>
    <annotation encoding="StarMath 5.0">{K} rsub {C,S}</annotation>
  </semantics>
</math>
</file>

<file path=Object 32/content.xml><?xml version="1.0" encoding="utf-8"?>
<math xmlns="http://www.w3.org/1998/Math/MathML" display="block">
  <semantics>
    <msub>
      <mi>K</mi>
      <mrow>
        <mi>C</mi>
        <mi>,</mi>
        <mi mathvariant="italic">TGS</mi>
      </mrow>
    </msub>
    <annotation encoding="StarMath 5.0">{K} rsub {C,TGS}</annotation>
  </semantics>
</math>
</file>

<file path=Object 34/content.xml><?xml version="1.0" encoding="utf-8"?>
<math xmlns="http://www.w3.org/1998/Math/MathML" display="block">
  <semantics>
    <msub>
      <mi>K</mi>
      <mrow>
        <mi>C</mi>
        <mi>,</mi>
        <mi>S</mi>
      </mrow>
    </msub>
    <annotation encoding="StarMath 5.0">{K} rsub {C,S}</annotation>
  </semantics>
</math>
</file>

<file path=Object 36/content.xml><?xml version="1.0" encoding="utf-8"?>
<math xmlns="http://www.w3.org/1998/Math/MathML" display="block">
  <semantics>
    <msub>
      <mi>K</mi>
      <mi>C</mi>
    </msub>
    <annotation encoding="StarMath 5.0">{K} rsub {C}</annotation>
  </semantics>
</math>
</file>

<file path=Object 38/content.xml><?xml version="1.0" encoding="utf-8"?>
<math xmlns="http://www.w3.org/1998/Math/MathML" display="block">
  <semantics>
    <msub>
      <mi>K</mi>
      <mi>C</mi>
    </msub>
    <annotation encoding="StarMath 5.0">{K} rsub {C}</annotation>
  </semantics>
</math>
</file>

<file path=Object 4/content.xml><?xml version="1.0" encoding="utf-8"?>
<math xmlns="http://www.w3.org/1998/Math/MathML" display="block">
  <semantics>
    <msub>
      <mi>K</mi>
      <mrow>
        <mi mathvariant="italic">AS</mi>
        <mi>,</mi>
        <mi mathvariant="italic">TGS</mi>
      </mrow>
    </msub>
    <annotation encoding="StarMath 5.0">{K} rsub {AS,TGS}</annotation>
  </semantics>
</math>
</file>

<file path=Object 40/content.xml><?xml version="1.0" encoding="utf-8"?>
<math xmlns="http://www.w3.org/1998/Math/MathML" display="block">
  <semantics>
    <msub>
      <mi>K</mi>
      <mi>C</mi>
    </msub>
    <annotation encoding="StarMath 5.0">{K} rsub {C}</annotation>
  </semantics>
</math>
</file>

<file path=Object 42/content.xml><?xml version="1.0" encoding="utf-8"?>
<math xmlns="http://www.w3.org/1998/Math/MathML" display="block">
  <semantics>
    <msub>
      <mi>K</mi>
      <mrow>
        <mi>C</mi>
        <mi>,</mi>
        <mi mathvariant="italic">TGS</mi>
      </mrow>
    </msub>
    <annotation encoding="StarMath 5.0">{K} rsub {C,TGS}</annotation>
  </semantics>
</math>
</file>

<file path=Object 44/content.xml><?xml version="1.0" encoding="utf-8"?>
<math xmlns="http://www.w3.org/1998/Math/MathML" display="block">
  <semantics>
    <msub>
      <mi>K</mi>
      <mrow>
        <mi>C</mi>
        <mi>,</mi>
        <mi mathvariant="italic">TGS</mi>
      </mrow>
    </msub>
    <annotation encoding="StarMath 5.0">{K} rsub {C,TGS}</annotation>
  </semantics>
</math>
</file>

<file path=Object 46/content.xml><?xml version="1.0" encoding="utf-8"?>
<math xmlns="http://www.w3.org/1998/Math/MathML" display="block">
  <semantics>
    <msub>
      <mi>K</mi>
      <mrow>
        <mi>C</mi>
        <mi>,</mi>
        <mi>S</mi>
      </mrow>
    </msub>
    <annotation encoding="StarMath 5.0">{K} rsub {C,S}</annotation>
  </semantics>
</math>
</file>

<file path=Object 48/content.xml><?xml version="1.0" encoding="utf-8"?>
<math xmlns="http://www.w3.org/1998/Math/MathML" display="block">
  <semantics>
    <msub>
      <mi>K</mi>
      <mrow>
        <mi>C</mi>
        <mi>,</mi>
        <mi>S</mi>
      </mrow>
    </msub>
    <annotation encoding="StarMath 5.0">{K} rsub {C,S}</annotation>
  </semantics>
</math>
</file>

<file path=Object 50/content.xml><?xml version="1.0" encoding="utf-8"?>
<math xmlns="http://www.w3.org/1998/Math/MathML" display="block">
  <semantics>
    <msub>
      <mi>K</mi>
      <mi>C</mi>
    </msub>
    <annotation encoding="StarMath 5.0">{K} rsub {C}</annotation>
  </semantics>
</math>
</file>

<file path=Object 52/content.xml><?xml version="1.0" encoding="utf-8"?>
<math xmlns="http://www.w3.org/1998/Math/MathML" display="block">
  <semantics>
    <mrow>
      <mi>C</mi>
      <mi>,</mi>
      <mi mathvariant="italic">TGS</mi>
      <mi>,</mi>
      <msup>
        <mi>g</mi>
        <mi>a</mi>
      </msup>
      <mi>,</mi>
      <mo stretchy="false">{</mo>
      <mi mathvariant="italic">Time</mi>
      <mn>1,</mn>
      <mi mathvariant="italic">Hash</mi>
      <mrow>
        <mo fence="true" stretchy="false">(</mo>
        <mrow>
          <msup>
            <mi>g</mi>
            <mi>a</mi>
          </msup>
        </mrow>
        <mo fence="true" stretchy="false">)</mo>
      </mrow>
      <msub>
        <mo stretchy="false">}</mo>
        <msub>
          <mi>K</mi>
          <mi>C</mi>
        </msub>
      </msub>
    </mrow>
    <annotation encoding="StarMath 5.0"> C, TGS, {g} ^ {a} ,\{Time1, Hash( {g} ^ {a} ) {\}} rsub {{K} rsub {C}}</annotation>
  </semantics>
</math>
</file>

<file path=Object 54/content.xml><?xml version="1.0" encoding="utf-8"?>
<math xmlns="http://www.w3.org/1998/Math/MathML" display="block">
  <semantics>
    <mrow>
      <mi mathvariant="italic">TGT</mi>
      <mi>,</mi>
      <msup>
        <mi>g</mi>
        <mi>b</mi>
      </msup>
      <mi>,</mi>
      <mo stretchy="false">{</mo>
      <mi mathvariant="italic">Hash</mi>
      <mrow>
        <mo fence="true" stretchy="false">(</mo>
        <mrow>
          <mrow>
            <msup>
              <mi>g</mi>
              <mi>a</mi>
            </msup>
            <mi>,</mi>
            <msup>
              <mi>g</mi>
              <mi>b</mi>
            </msup>
          </mrow>
        </mrow>
        <mo fence="true" stretchy="false">)</mo>
      </mrow>
      <mi>,</mi>
      <mi mathvariant="italic">TGS</mi>
      <mi>,</mi>
      <mi mathvariant="italic">Time</mi>
      <mn>2,</mn>
      <mi mathvariant="italic">Lifetime</mi>
      <msub>
        <mo stretchy="false">}</mo>
        <msub>
          <mi>K</mi>
          <mi>C</mi>
        </msub>
      </msub>
    </mrow>
    <annotation encoding="StarMath 5.0">TGT, {g} ^ {b} ,\{Hash( {g} ^ {a} , {g} ^ {b} ), TGS, Time2, Lifetime {\}} rsub {{K} rsub {C}}</annotation>
  </semantics>
</math>
</file>

<file path=Object 56/content.xml><?xml version="1.0" encoding="utf-8"?>
<math xmlns="http://www.w3.org/1998/Math/MathML" display="block">
  <semantics>
    <msup>
      <mi>g</mi>
      <mi mathvariant="italic">ab</mi>
    </msup>
    <annotation encoding="StarMath 5.0">{g} ^ {ab}</annotation>
  </semantics>
</math>
</file>

<file path=Object 58/content.xml><?xml version="1.0" encoding="utf-8"?>
<math xmlns="http://www.w3.org/1998/Math/MathML" display="block">
  <semantics>
    <msub>
      <mi>K</mi>
      <mrow>
        <mi>C</mi>
        <mi>,</mi>
        <mi mathvariant="italic">TGS</mi>
      </mrow>
    </msub>
    <annotation encoding="StarMath 5.0">{K} rsub {C,TGS}</annotation>
  </semantics>
</math>
</file>

<file path=Object 6/content.xml><?xml version="1.0" encoding="utf-8"?>
<math xmlns="http://www.w3.org/1998/Math/MathML" display="block">
  <semantics>
    <msub>
      <mi>K</mi>
      <mrow>
        <mi>S</mi>
        <mi>,</mi>
        <mi mathvariant="italic">TGS</mi>
      </mrow>
    </msub>
    <annotation encoding="StarMath 5.0">{K} rsub {S,TGS}</annotation>
  </semantics>
</math>
</file>

<file path=Object 60/content.xml><?xml version="1.0" encoding="utf-8"?>
<math xmlns="http://www.w3.org/1998/Math/MathML" display="block">
  <semantics>
    <msub>
      <mi>K</mi>
      <mi>C</mi>
    </msub>
    <annotation encoding="StarMath 5.0">{K} rsub {C}</annotation>
  </semantics>
</math>
</file>

<file path=Object 62/content.xml><?xml version="1.0" encoding="utf-8"?>
<math xmlns="http://www.w3.org/1998/Math/MathML" display="block">
  <semantics>
    <mrow>
      <mo stretchy="false">{</mo>
      <msub>
        <mi>K</mi>
        <mrow>
          <mi>C</mi>
          <mi>,</mi>
          <mi mathvariant="italic">TGS</mi>
        </mrow>
      </msub>
      <mi>,</mi>
      <mi>C</mi>
      <mi>,</mi>
      <mi mathvariant="italic">TGS</mi>
      <mi>,</mi>
      <mi mathvariant="italic">Time</mi>
      <mn>2</mn>
      <mi>,</mi>
      <mi mathvariant="italic">Lifetime</mi>
      <mn>2</mn>
      <msub>
        <mo stretchy="false">}</mo>
        <msub>
          <mi>K</mi>
          <mrow>
            <mi mathvariant="italic">AS</mi>
            <mi>,</mi>
            <mi mathvariant="italic">TGS</mi>
          </mrow>
        </msub>
      </msub>
    </mrow>
    <annotation encoding="StarMath 5.0">\{ {K} rsub {C,TGS} ,C,TGS,Time2,Lifetime2 {\}} rsub {{K} rsub {AS,TGS}}</annotation>
  </semantics>
</math>
</file>

<file path=Object 8/content.xml><?xml version="1.0" encoding="utf-8"?>
<math xmlns="http://www.w3.org/1998/Math/MathML" display="block">
  <semantics>
    <msub>
      <mi>K</mi>
      <mrow>
        <mi>S</mi>
        <mi>,</mi>
        <mi mathvariant="italic">TGS</mi>
      </mrow>
    </msub>
    <annotation encoding="StarMath 5.0">{K} rsub {S,TGS}</annotation>
  </semantics>
</math>
</file>